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37"/>
    <style:style style:name="ce2" style:family="table-cell" style:parent-style-name="Default" style:data-style-name="N1"/>
    <style:style style:name="ce5" style:family="table-cell" style:parent-style-name="Default" style:data-style-name="N2"/>
    <style:style style:name="ce8" style:family="table-cell" style:parent-style-name="Default" style:data-style-name="N134"/>
    <style:style style:name="ce11" style:family="table-cell" style:parent-style-name="Default" style:data-style-name="N131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2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2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5" table:formula="of:=[.B7]/[$specifications.B8]" office:value-type="float" office:value="4.36507936507936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" table:formula="of:=[.B1]/[.B11]" office:value-type="float" office:value="0.331125827814569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69" calcext:value-type="float">
            <text:p>0.0331125827814569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8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2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2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1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5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5" table:formula="of:=360" office:value-type="float" office:value="360" calcext:value-type="float">
            <text:p>360.00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5" table:formula="of:=[.B7]*([.B4]+[.B8])" office:value-type="float" office:value="102.6" calcext:value-type="float">
            <text:p>102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5" table:formula="of:=(-1)*LN(0.1)*[.B9]" office:value-type="float" office:value="236.245230541189" calcext:value-type="float">
            <text:p>23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5" table:formula="of:=([.B1]*0.9)^2*[.B7]/2" office:value-type="float" office:value="1.458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0864.1975308642" calcext:value-type="float">
            <text:p>10864.197530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3.01783264746228" calcext:value-type="float">
            <text:p>3.0178326474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1" table:formula="of:=[.B12]/[.B10]" office:value-type="float" office:value="45.9869496877315" calcext:value-type="float">
            <text:p>45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Ws]</text:p>
          </table:table-cell>
          <table:table-cell table:style-name="ce1" table:formula="of:=[.B7]*[$specifications.B3]*[$specifications.B3]/2" office:value-type="float" office:value="2332.8" calcext:value-type="float">
            <text:p>2332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ttery pack [Ws]</text:p>
          </table:table-cell>
          <table:table-cell table:style-name="ce1" table:formula="of:=[$specifications.B10]*3600" office:value-type="float" office:value="4055040" calcext:value-type="float">
            <text:p>405504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%]</text:p>
          </table:table-cell>
          <table:table-cell table:style-name="ce1" table:formula="of:=[.B15]/[.B16]*100" office:value-type="float" office:value="0.0575284090909091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8"/>
          <table:table-cell table:number-columns-repeated="2"/>
        </table:table-row>
        <table:table-row table:style-name="ro1" table:number-rows-repeated="2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9" number:min-decimal-places="19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3.7.2$Linux_X86_64 LibreOffice_project/30$Build-2</meta:generator>
    <dc:date>2023-11-22T17:16:31.261357805</dc:date>
    <meta:editing-duration>PT4H55M53S</meta:editing-duration>
    <meta:editing-cycles>34</meta:editing-cycles>
    <meta:document-statistic meta:table-count="5" meta:cell-count="148" meta:object-count="0"/>
  </office:meta>
</office:document-meta>
</file>